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 fo:border="0.74pt fine-dashed #000000"/>
    </style:style>
    <style:style style:name="ce38" style:family="table-cell" style:parent-style-name="Default">
      <style:table-cell-properties fo:background-color="#000000" fo:border="0.74pt fine-dashed #000000"/>
    </style:style>
    <style:style style:name="ce39" style:family="table-cell" style:parent-style-name="Default">
      <style:table-cell-properties fo:border="0.74pt fine-dashed #000000"/>
    </style:style>
    <style:style style:name="ce1" style:family="table-cell" style:parent-style-name="Default">
      <style:table-cell-properties fo:border-bottom="none" fo:border-left="none" fo:border-right="1.5pt solid #000000" fo:border-top="none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order-bottom="none" fo:background-color="#bbe33d" fo:border-left="1.5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e0c2cd" fo:border-left="1.5pt solid #000000" fo:border-right="1.5pt solid #000000" fo:border-top="1.5pt solid #000000"/>
    </style:style>
    <style:style style:name="ce6" style:family="table-cell" style:parent-style-name="Default">
      <style:table-cell-properties fo:border-bottom="1.5pt solid #000000" fo:background-color="#e0c2cd" fo:border-left="1.5pt solid #000000" fo:border-right="1.5pt solid #000000" fo:border-top="none"/>
    </style:style>
    <style:style style:name="ce7" style:family="table-cell" style:parent-style-name="Default">
      <style:table-cell-properties fo:border-bottom="none" fo:border-left="none" fo:border-right="1.5pt solid #000000" fo:border-top="1.5pt solid #000000"/>
    </style:style>
    <style:style style:name="ce8" style:family="table-cell" style:parent-style-name="Default">
      <style:table-cell-properties fo:border-bottom="1.5pt solid #000000" fo:border-left="none" fo:border-right="1.5pt solid #000000" fo:border-top="none"/>
    </style:style>
    <style:style style:name="ce9" style:family="table-cell" style:parent-style-name="Default">
      <style:table-cell-properties fo:border-bottom="none" fo:background-color="#ffff00" fo:border-left="none" fo:border-right="1.5pt solid #000000" fo:border-top="1.5pt solid #000000"/>
    </style:style>
    <style:style style:name="ce10" style:family="table-cell" style:parent-style-name="Default">
      <style:table-cell-properties fo:border-bottom="none" fo:background-color="#ffff00" fo:border-left="none" fo:border-right="1.5pt solid #000000" fo:border-top="none"/>
    </style:style>
    <style:style style:name="ce11" style:family="table-cell" style:parent-style-name="Default">
      <style:table-cell-properties fo:border-bottom="none" fo:background-color="#ff4000" fo:border-left="1.5pt solid #000000" fo:border-right="none" fo:border-top="1.5pt solid #000000"/>
    </style:style>
    <style:style style:name="ce12" style:family="table-cell" style:parent-style-name="Default">
      <style:table-cell-properties fo:border-bottom="1.5pt solid #000000" fo:background-color="#ff4000" fo:border-left="1.5pt solid #000000" fo:border-right="none" fo:border-top="none"/>
    </style:style>
    <style:style style:name="ce13" style:family="table-cell" style:parent-style-name="Default">
      <style:table-cell-properties fo:border-bottom="none" fo:background-color="#3465a4" fo:border-left="none" fo:border-right="1.5pt solid #000000" fo:border-top="none"/>
    </style:style>
    <style:style style:name="ce14" style:family="table-cell" style:parent-style-name="Default">
      <style:table-cell-properties fo:border-bottom="none" fo:background-color="#00a933" fo:border-left="1.5pt solid #000000" fo:border-right="1.5pt solid #000000" fo:border-top="1.5pt solid #000000"/>
    </style:style>
    <style:style style:name="ce15" style:family="table-cell" style:parent-style-name="Default">
      <style:table-cell-properties fo:border-bottom="none" fo:background-color="#00a933" fo:border-left="1.5pt solid #000000" fo:border-right="1.5pt solid #000000" fo:border-top="none"/>
    </style:style>
    <style:style style:name="ce16" style:family="table-cell" style:parent-style-name="Default">
      <style:table-cell-properties fo:border-bottom="none" fo:background-color="#ffbf00" fo:border-left="1.5pt solid #000000" fo:border-right="1.5pt solid #000000" fo:border-top="none"/>
    </style:style>
    <style:style style:name="ce17" style:family="table-cell" style:parent-style-name="Default">
      <style:table-cell-properties fo:border-bottom="1.5pt solid #000000" fo:background-color="#ffbf00" fo:border-left="1.5pt solid #000000" fo:border-right="1.5pt solid #000000" fo:border-top="none"/>
    </style:style>
    <style:style style:name="ce18" style:family="table-cell" style:parent-style-name="Default">
      <style:table-cell-properties fo:border-bottom="none" fo:background-color="#729fcf" fo:border-left="none" fo:border-right="1.5pt solid #000000" fo:border-top="none"/>
    </style:style>
    <style:style style:name="ce19" style:family="table-cell" style:parent-style-name="Default">
      <style:table-cell-properties fo:border-bottom="1.5pt solid #000000" fo:background-color="#729fcf" fo:border-left="none" fo:border-right="1.5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1.5pt solid #000000" fo:border-top="none"/>
    </style:style>
    <style:style style:name="ce22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26" style:family="table-cell" style:parent-style-name="Default">
      <style:table-cell-properties fo:border-bottom="1.5pt solid #000000" fo:background-color="transparent" fo:border-left="1.5pt solid #000000" fo:border-right="1.5pt solid #000000" fo:border-top="none"/>
    </style:style>
    <style:style style:name="ce27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28" style:family="table-cell" style:parent-style-name="Default">
      <style:table-cell-properties fo:border-bottom="none" fo:background-color="#bf819e" fo:border-left="1.5pt solid #000000" fo:border-right="none" fo:border-top="1.5pt solid #000000"/>
    </style:style>
    <style:style style:name="ce29" style:family="table-cell" style:parent-style-name="Default">
      <style:table-cell-properties fo:border-bottom="none" fo:background-color="#bf819e" fo:border-left="1.5pt solid #000000" fo:border-right="none" fo:border-top="none"/>
    </style:style>
    <style:style style:name="ce30" style:family="table-cell" style:parent-style-name="Default">
      <style:table-cell-properties fo:border-bottom="none" fo:background-color="#ff4000" fo:border-left="1.5pt solid #000000" fo:border-right="none" fo:border-top="none"/>
    </style:style>
    <style:style style:name="ce3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3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33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4" style:family="table-cell" style:parent-style-name="Default">
      <style:table-cell-properties fo:border-bottom="none" fo:background-color="#729fcf" fo:border-left="none" fo:border-right="1.5pt solid #000000" fo:border-top="1.5pt solid #000000"/>
    </style:style>
    <style:style style:name="ce35" style:family="table-cell" style:parent-style-name="Default">
      <style:table-cell-properties fo:border-bottom="1.5pt solid #00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1" table:number-columns-repeated="7" table:default-cell-style-name="ce37"/>
        <table:table-column table:style-name="co1" table:number-columns-repeated="2" table:default-cell-style-name="ce38"/>
        <table:table-column table:style-name="co1" table:default-cell-style-name="ce39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formula="of:=RIGHT(&quot;0&quot;&amp;BASE(+[.$C2]*16+[.$D2]*8+[.$E2]*4+[.$F2]*2+[.$G2];16);2)" office:value-type="string" office:string-value="0F" calcext:value-type="string">
            <text:p>0F</text:p>
          </table:table-cell>
          <table:table-cell table:formula="of:=RIGHT(&quot;0&quot;&amp;BASE(+[.$H2]*16+[.$I2]*8+[.$J2]*4+[.$K2]*2+[.$L2];16);2)" office:value-type="string" office:string-value="1C" calcext:value-type="string">
            <text:p>1C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 table:number-columns-repeated="5" office:value-type="string" calcext:value-type="string">
            <text:p>10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3]*16+[.$D3]*8+[.$E3]*4+[.$F3]*2+[.$G3];16);2)" office:value-type="string" office:string-value="10" calcext:value-type="string">
            <text:p>10</text:p>
          </table:table-cell>
          <table:table-cell table:formula="of:=RIGHT(&quot;0&quot;&amp;BASE(+[.$H3]*16+[.$I3]*8+[.$J3]*4+[.$K3]*2+[.$L3];16);2)" office:value-type="string" office:string-value="06" calcext:value-type="string">
            <text:p>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E</text:p>
          </table:table-cell>
          <table:table-cell table:number-columns-repeated="5" office:value-type="string" calcext:value-type="string">
            <text:p>03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]*16+[.$D4]*8+[.$E4]*4+[.$F4]*2+[.$G4];16);2)" office:value-type="string" office:string-value="10" calcext:value-type="string">
            <text:p>10</text:p>
          </table:table-cell>
          <table:table-cell table:formula="of:=RIGHT(&quot;0&quot;&amp;BASE(+[.$H4]*16+[.$I4]*8+[.$J4]*4+[.$K4]*2+[.$L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5]*16+[.$D5]*8+[.$E5]*4+[.$F5]*2+[.$G5];16);2)" office:value-type="string" office:string-value="10" calcext:value-type="string">
            <text:p>10</text:p>
          </table:table-cell>
          <table:table-cell table:formula="of:=RIGHT(&quot;0&quot;&amp;BASE(+[.$H5]*16+[.$I5]*8+[.$J5]*4+[.$K5]*2+[.$L5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6]*16+[.$D6]*8+[.$E6]*4+[.$F6]*2+[.$G6];16);2)" office:value-type="string" office:string-value="10" calcext:value-type="string">
            <text:p>10</text:p>
          </table:table-cell>
          <table:table-cell table:formula="of:=RIGHT(&quot;0&quot;&amp;BASE(+[.$H6]*16+[.$I6]*8+[.$J6]*4+[.$K6]*2+[.$L6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7]*16+[.$D7]*8+[.$E7]*4+[.$F7]*2+[.$G7];16);2)" office:value-type="string" office:string-value="10" calcext:value-type="string">
            <text:p>10</text:p>
          </table:table-cell>
          <table:table-cell table:formula="of:=RIGHT(&quot;0&quot;&amp;BASE(+[.$H7]*16+[.$I7]*8+[.$J7]*4+[.$K7]*2+[.$L7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8]*16+[.$D8]*8+[.$E8]*4+[.$F8]*2+[.$G8];16);2)" office:value-type="string" office:string-value="0F" calcext:value-type="string">
            <text:p>0F</text:p>
          </table:table-cell>
          <table:table-cell table:formula="of:=RIGHT(&quot;0&quot;&amp;BASE(+[.$H8]*16+[.$I8]*8+[.$J8]*4+[.$K8]*2+[.$L8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3" table:style-name="ce38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/>
          <table:table-cell table:formula="of:=RIGHT(&quot;0&quot;&amp;BASE(+[.$C12]*16+[.$D12]*8+[.$E12]*4+[.$F12]*2+[.$G12];16);2)" office:value-type="string" office:string-value="03" calcext:value-type="string">
            <text:p>03</text:p>
          </table:table-cell>
          <table:table-cell table:formula="of:=RIGHT(&quot;0&quot;&amp;BASE(+[.$H12]*16+[.$I12]*8+[.$J12]*4+[.$K12]*2+[.$L12];16);2)" office:value-type="string" office:string-value="10" calcext:value-type="string">
            <text:p>10</text:p>
          </table:table-cell>
          <table:table-cell table:number-columns-repeated="2"/>
          <table:table-cell office:value-type="string" calcext:value-type="string">
            <text:p>03</text:p>
          </table:table-cell>
          <table:table-cell table:number-columns-repeated="5" office:value-type="string" calcext:value-type="string">
            <text:p>01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/>
          <table:table-cell table:formula="of:=RIGHT(&quot;0&quot;&amp;BASE(+[.$C13]*16+[.$D13]*8+[.$E13]*4+[.$F13]*2+[.$G13];16);2)" office:value-type="string" office:string-value="01" calcext:value-type="string">
            <text:p>01</text:p>
          </table:table-cell>
          <table:table-cell table:formula="of:=RIGHT(&quot;0&quot;&amp;BASE(+[.$H13]*16+[.$I13]*8+[.$J13]*4+[.$K13]*2+[.$L13];16);2)" office:value-type="string" office:string-value="10" calcext:value-type="string">
            <text:p>10</text:p>
          </table:table-cell>
          <table:table-cell table:number-columns-repeated="2"/>
          <table:table-cell table:number-columns-repeated="6" office:value-type="string" calcext:value-type="string">
            <text:p>10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/>
          <table:table-cell table:formula="of:=RIGHT(&quot;0&quot;&amp;BASE(+[.$C14]*16+[.$D14]*8+[.$E14]*4+[.$F14]*2+[.$G14];16);2)" office:value-type="string" office:string-value="01" calcext:value-type="string">
            <text:p>01</text:p>
          </table:table-cell>
          <table:table-cell table:formula="of:=RIGHT(&quot;0&quot;&amp;BASE(+[.$H14]*16+[.$I14]*8+[.$J14]*4+[.$K14]*2+[.$L14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/>
          <table:table-cell table:formula="of:=RIGHT(&quot;0&quot;&amp;BASE(+[.$C15]*16+[.$D15]*8+[.$E15]*4+[.$F15]*2+[.$G15];16);2)" office:value-type="string" office:string-value="01" calcext:value-type="string">
            <text:p>01</text:p>
          </table:table-cell>
          <table:table-cell table:formula="of:=RIGHT(&quot;0&quot;&amp;BASE(+[.$H15]*16+[.$I15]*8+[.$J15]*4+[.$K15]*2+[.$L15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/>
          <table:table-cell table:formula="of:=RIGHT(&quot;0&quot;&amp;BASE(+[.$C16]*16+[.$D16]*8+[.$E16]*4+[.$F16]*2+[.$G16];16);2)" office:value-type="string" office:string-value="01" calcext:value-type="string">
            <text:p>01</text:p>
          </table:table-cell>
          <table:table-cell table:formula="of:=RIGHT(&quot;0&quot;&amp;BASE(+[.$H16]*16+[.$I16]*8+[.$J16]*4+[.$K16]*2+[.$L16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/>
          <table:table-cell table:formula="of:=RIGHT(&quot;0&quot;&amp;BASE(+[.$C17]*16+[.$D17]*8+[.$E17]*4+[.$F17]*2+[.$G17];16);2)" office:value-type="string" office:string-value="01" calcext:value-type="string">
            <text:p>01</text:p>
          </table:table-cell>
          <table:table-cell table:formula="of:=RIGHT(&quot;0&quot;&amp;BASE(+[.$H17]*16+[.$I17]*8+[.$J17]*4+[.$K17]*2+[.$L17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9"/>
          <table:table-cell table:number-columns-repeated="5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18]*16+[.$D18]*8+[.$E18]*4+[.$F18]*2+[.$G18];16);2)" office:value-type="string" office:string-value="07" calcext:value-type="string">
            <text:p>07</text:p>
          </table:table-cell>
          <table:table-cell table:formula="of:=RIGHT(&quot;0&quot;&amp;BASE(+[.$H18]*16+[.$I18]*8+[.$J18]*4+[.$K18]*2+[.$L18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formula="of:=RIGHT(&quot;0&quot;&amp;BASE(+[.$C22]*16+[.$D22]*8+[.$E22]*4+[.$F22]*2+[.$G22];16);2)" office:value-type="string" office:string-value="0F" calcext:value-type="string">
            <text:p>0F</text:p>
          </table:table-cell>
          <table:table-cell table:formula="of:=RIGHT(&quot;0&quot;&amp;BASE(+[.$H22]*16+[.$I22]*8+[.$J22]*4+[.$K22]*2+[.$L2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23]*16+[.$D23]*8+[.$E23]*4+[.$F23]*2+[.$G23];16);2)" office:value-type="string" office:string-value="18" calcext:value-type="string">
            <text:p>18</text:p>
          </table:table-cell>
          <table:table-cell table:formula="of:=RIGHT(&quot;0&quot;&amp;BASE(+[.$H23]*16+[.$I23]*8+[.$J23]*4+[.$K23]*2+[.$L23];16);2)" office:value-type="string" office:string-value="06" calcext:value-type="string">
            <text:p>06</text:p>
          </table:table-cell>
          <table:table-cell table:number-columns-repeated="2"/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24]*16+[.$D24]*8+[.$E24]*4+[.$F24]*2+[.$G24];16);2)" office:value-type="string" office:string-value="00" calcext:value-type="string">
            <text:p>00</text:p>
          </table:table-cell>
          <table:table-cell table:formula="of:=RIGHT(&quot;0&quot;&amp;BASE(+[.$H24]*16+[.$I24]*8+[.$J24]*4+[.$K24]*2+[.$L2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7"/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/>
          <table:table-cell table:formula="of:=RIGHT(&quot;0&quot;&amp;BASE(+[.$C25]*16+[.$D25]*8+[.$E25]*4+[.$F25]*2+[.$G25];16);2)" office:value-type="string" office:string-value="00" calcext:value-type="string">
            <text:p>00</text:p>
          </table:table-cell>
          <table:table-cell table:formula="of:=RIGHT(&quot;0&quot;&amp;BASE(+[.$H25]*16+[.$I25]*8+[.$J25]*4+[.$K25]*2+[.$L25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 table:number-columns-repeated="2"/>
          <table:table-cell table:formula="of:=RIGHT(&quot;0&quot;&amp;BASE(+[.$C26]*16+[.$D26]*8+[.$E26]*4+[.$F26]*2+[.$G26];16);2)" office:value-type="string" office:string-value="01" calcext:value-type="string">
            <text:p>01</text:p>
          </table:table-cell>
          <table:table-cell table:formula="of:=RIGHT(&quot;0&quot;&amp;BASE(+[.$H26]*16+[.$I26]*8+[.$J26]*4+[.$K26]*2+[.$L26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/>
          <table:table-cell table:style-name="ce37" table:number-columns-repeated="2"/>
          <table:table-cell table:number-columns-repeated="2"/>
          <table:table-cell table:formula="of:=RIGHT(&quot;0&quot;&amp;BASE(+[.$C27]*16+[.$D27]*8+[.$E27]*4+[.$F27]*2+[.$G27];16);2)" office:value-type="string" office:string-value="06" calcext:value-type="string">
            <text:p>06</text:p>
          </table:table-cell>
          <table:table-cell table:formula="of:=RIGHT(&quot;0&quot;&amp;BASE(+[.$H27]*16+[.$I27]*8+[.$J27]*4+[.$K27]*2+[.$L27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28]*16+[.$D28]*8+[.$E28]*4+[.$F28]*2+[.$G28];16);2)" office:value-type="string" office:string-value="1F" calcext:value-type="string">
            <text:p>1F</text:p>
          </table:table-cell>
          <table:table-cell table:formula="of:=RIGHT(&quot;0&quot;&amp;BASE(+[.$H28]*16+[.$I28]*8+[.$J28]*4+[.$K28]*2+[.$L28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formula="of:=RIGHT(&quot;0&quot;&amp;BASE(+[.$C32]*16+[.$D32]*8+[.$E32]*4+[.$F32]*2+[.$G32];16);2)" office:value-type="string" office:string-value="0F" calcext:value-type="string">
            <text:p>0F</text:p>
          </table:table-cell>
          <table:table-cell table:formula="of:=RIGHT(&quot;0&quot;&amp;BASE(+[.$H32]*16+[.$I32]*8+[.$J32]*4+[.$K32]*2+[.$L3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33]*16+[.$D33]*8+[.$E33]*4+[.$F33]*2+[.$G33];16);2)" office:value-type="string" office:string-value="18" calcext:value-type="string">
            <text:p>18</text:p>
          </table:table-cell>
          <table:table-cell table:formula="of:=RIGHT(&quot;0&quot;&amp;BASE(+[.$H33]*16+[.$I33]*8+[.$J33]*4+[.$K33]*2+[.$L33];16);2)" office:value-type="string" office:string-value="06" calcext:value-type="string">
            <text:p>06</text:p>
          </table:table-cell>
          <table:table-cell table:number-columns-repeated="2"/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34]*16+[.$D34]*8+[.$E34]*4+[.$F34]*2+[.$G34];16);2)" office:value-type="string" office:string-value="00" calcext:value-type="string">
            <text:p>00</text:p>
          </table:table-cell>
          <table:table-cell table:formula="of:=RIGHT(&quot;0&quot;&amp;BASE(+[.$H34]*16+[.$I34]*8+[.$J34]*4+[.$K34]*2+[.$L3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formula="of:=RIGHT(&quot;0&quot;&amp;BASE(+[.$C35]*16+[.$D35]*8+[.$E35]*4+[.$F35]*2+[.$G35];16);2)" office:value-type="string" office:string-value="03" calcext:value-type="string">
            <text:p>03</text:p>
          </table:table-cell>
          <table:table-cell table:formula="of:=RIGHT(&quot;0&quot;&amp;BASE(+[.$H35]*16+[.$I35]*8+[.$J35]*4+[.$K35]*2+[.$L35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36]*16+[.$D36]*8+[.$E36]*4+[.$F36]*2+[.$G36];16);2)" office:value-type="string" office:string-value="00" calcext:value-type="string">
            <text:p>00</text:p>
          </table:table-cell>
          <table:table-cell table:formula="of:=RIGHT(&quot;0&quot;&amp;BASE(+[.$H36]*16+[.$I36]*8+[.$J36]*4+[.$K36]*2+[.$L36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37]*16+[.$D37]*8+[.$E37]*4+[.$F37]*2+[.$G37];16);2)" office:value-type="string" office:string-value="18" calcext:value-type="string">
            <text:p>18</text:p>
          </table:table-cell>
          <table:table-cell table:formula="of:=RIGHT(&quot;0&quot;&amp;BASE(+[.$H37]*16+[.$I37]*8+[.$J37]*4+[.$K37]*2+[.$L37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38]*16+[.$D38]*8+[.$E38]*4+[.$F38]*2+[.$G38];16);2)" office:value-type="string" office:string-value="0F" calcext:value-type="string">
            <text:p>0F</text:p>
          </table:table-cell>
          <table:table-cell table:formula="of:=RIGHT(&quot;0&quot;&amp;BASE(+[.$H38]*16+[.$I38]*8+[.$J38]*4+[.$K38]*2+[.$L38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2]*16+[.$D42]*8+[.$E42]*4+[.$F42]*2+[.$G42];16);2)" office:value-type="string" office:string-value="08" calcext:value-type="string">
            <text:p>08</text:p>
          </table:table-cell>
          <table:table-cell table:formula="of:=RIGHT(&quot;0&quot;&amp;BASE(+[.$H42]*16+[.$I42]*8+[.$J42]*4+[.$K42]*2+[.$L42];16);2)" office:value-type="string" office:string-value="06" calcext:value-type="string">
            <text:p>06</text:p>
          </table:table-cell>
          <table:table-cell table:number-columns-repeated="2"/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3]*16+[.$D43]*8+[.$E43]*4+[.$F43]*2+[.$G43];16);2)" office:value-type="string" office:string-value="08" calcext:value-type="string">
            <text:p>08</text:p>
          </table:table-cell>
          <table:table-cell table:formula="of:=RIGHT(&quot;0&quot;&amp;BASE(+[.$H43]*16+[.$I43]*8+[.$J43]*4+[.$K43]*2+[.$L43];16);2)" office:value-type="string" office:string-value="06" calcext:value-type="string">
            <text:p>06</text:p>
          </table:table-cell>
          <table:table-cell table:number-columns-repeated="2"/>
          <table:table-cell table:number-columns-repeated="3"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3</text:p>
          </table:table-cell>
        </table:table-row>
        <table:table-row table:style-name="ro1">
          <table:table-cell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4]*16+[.$D44]*8+[.$E44]*4+[.$F44]*2+[.$G44];16);2)" office:value-type="string" office:string-value="08" calcext:value-type="string">
            <text:p>08</text:p>
          </table:table-cell>
          <table:table-cell table:formula="of:=RIGHT(&quot;0&quot;&amp;BASE(+[.$H44]*16+[.$I44]*8+[.$J44]*4+[.$K44]*2+[.$L4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5]*16+[.$D45]*8+[.$E45]*4+[.$F45]*2+[.$G45];16);2)" office:value-type="string" office:string-value="10" calcext:value-type="string">
            <text:p>10</text:p>
          </table:table-cell>
          <table:table-cell table:formula="of:=RIGHT(&quot;0&quot;&amp;BASE(+[.$H45]*16+[.$I45]*8+[.$J45]*4+[.$K45]*2+[.$L45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6]*16+[.$D46]*8+[.$E46]*4+[.$F46]*2+[.$G46];16);2)" office:value-type="string" office:string-value="1F" calcext:value-type="string">
            <text:p>1F</text:p>
          </table:table-cell>
          <table:table-cell table:formula="of:=RIGHT(&quot;0&quot;&amp;BASE(+[.$H46]*16+[.$I46]*8+[.$J46]*4+[.$K46]*2+[.$L46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47]*16+[.$D47]*8+[.$E47]*4+[.$F47]*2+[.$G47];16);2)" office:value-type="string" office:string-value="00" calcext:value-type="string">
            <text:p>00</text:p>
          </table:table-cell>
          <table:table-cell table:formula="of:=RIGHT(&quot;0&quot;&amp;BASE(+[.$H47]*16+[.$I47]*8+[.$J47]*4+[.$K47]*2+[.$L47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48]*16+[.$D48]*8+[.$E48]*4+[.$F48]*2+[.$G48];16);2)" office:value-type="string" office:string-value="00" calcext:value-type="string">
            <text:p>00</text:p>
          </table:table-cell>
          <table:table-cell table:formula="of:=RIGHT(&quot;0&quot;&amp;BASE(+[.$H48]*16+[.$I48]*8+[.$J48]*4+[.$K48]*2+[.$L48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52]*16+[.$D52]*8+[.$E52]*4+[.$F52]*2+[.$G52];16);2)" office:value-type="string" office:string-value="1F" calcext:value-type="string">
            <text:p>1F</text:p>
          </table:table-cell>
          <table:table-cell table:formula="of:=RIGHT(&quot;0&quot;&amp;BASE(+[.$H52]*16+[.$I52]*8+[.$J52]*4+[.$K52]*2+[.$L52];16);2)" office:value-type="string" office:string-value="1E" calcext:value-type="string">
            <text:p>1E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style-name="ce37" table:number-columns-repeated="2"/>
          <table:table-cell table:number-columns-repeated="2"/>
          <table:table-cell table:formula="of:=RIGHT(&quot;0&quot;&amp;BASE(+[.$C53]*16+[.$D53]*8+[.$E53]*4+[.$F53]*2+[.$G53];16);2)" office:value-type="string" office:string-value="10" calcext:value-type="string">
            <text:p>10</text:p>
          </table:table-cell>
          <table:table-cell table:formula="of:=RIGHT(&quot;0&quot;&amp;BASE(+[.$H53]*16+[.$I53]*8+[.$J53]*4+[.$K53]*2+[.$L53];16);2)" office:value-type="string" office:string-value="00" calcext:value-type="string">
            <text:p>00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style-name="ce37" table:number-columns-repeated="2"/>
          <table:table-cell table:number-columns-repeated="2"/>
          <table:table-cell table:formula="of:=RIGHT(&quot;0&quot;&amp;BASE(+[.$C54]*16+[.$D54]*8+[.$E54]*4+[.$F54]*2+[.$G54];16);2)" office:value-type="string" office:string-value="10" calcext:value-type="string">
            <text:p>10</text:p>
          </table:table-cell>
          <table:table-cell table:formula="of:=RIGHT(&quot;0&quot;&amp;BASE(+[.$H54]*16+[.$I54]*8+[.$J54]*4+[.$K54]*2+[.$L54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55]*16+[.$D55]*8+[.$E55]*4+[.$F55]*2+[.$G55];16);2)" office:value-type="string" office:string-value="1F" calcext:value-type="string">
            <text:p>1F</text:p>
          </table:table-cell>
          <table:table-cell table:formula="of:=RIGHT(&quot;0&quot;&amp;BASE(+[.$H55]*16+[.$I55]*8+[.$J55]*4+[.$K55]*2+[.$L55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56]*16+[.$D56]*8+[.$E56]*4+[.$F56]*2+[.$G56];16);2)" office:value-type="string" office:string-value="00" calcext:value-type="string">
            <text:p>00</text:p>
          </table:table-cell>
          <table:table-cell table:formula="of:=RIGHT(&quot;0&quot;&amp;BASE(+[.$H56]*16+[.$I56]*8+[.$J56]*4+[.$K56]*2+[.$L56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57]*16+[.$D57]*8+[.$E57]*4+[.$F57]*2+[.$G57];16);2)" office:value-type="string" office:string-value="00" calcext:value-type="string">
            <text:p>00</text:p>
          </table:table-cell>
          <table:table-cell table:formula="of:=RIGHT(&quot;0&quot;&amp;BASE(+[.$H57]*16+[.$I57]*8+[.$J57]*4+[.$K57]*2+[.$L57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58]*16+[.$D58]*8+[.$E58]*4+[.$F58]*2+[.$G58];16);2)" office:value-type="string" office:string-value="1F" calcext:value-type="string">
            <text:p>1F</text:p>
          </table:table-cell>
          <table:table-cell table:formula="of:=RIGHT(&quot;0&quot;&amp;BASE(+[.$H58]*16+[.$I58]*8+[.$J58]*4+[.$K58]*2+[.$L58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6"/>
          <table:table-cell table:number-columns-repeated="3" table:style-name="ce38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/>
          <table:table-cell table:formula="of:=RIGHT(&quot;0&quot;&amp;BASE(+[.$C62]*16+[.$D62]*8+[.$E62]*4+[.$F62]*2+[.$G62];16);2)" office:value-type="string" office:string-value="01" calcext:value-type="string">
            <text:p>01</text:p>
          </table:table-cell>
          <table:table-cell table:formula="of:=RIGHT(&quot;0&quot;&amp;BASE(+[.$H62]*16+[.$I62]*8+[.$J62]*4+[.$K62]*2+[.$L62];16);2)" office:value-type="string" office:string-value="18" calcext:value-type="string">
            <text:p>18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/>
          <table:table-cell table:style-name="ce37" table:number-columns-repeated="2"/>
          <table:table-cell table:number-columns-repeated="2"/>
          <table:table-cell table:formula="of:=RIGHT(&quot;0&quot;&amp;BASE(+[.$C63]*16+[.$D63]*8+[.$E63]*4+[.$F63]*2+[.$G63];16);2)" office:value-type="string" office:string-value="06" calcext:value-type="string">
            <text:p>06</text:p>
          </table:table-cell>
          <table:table-cell table:formula="of:=RIGHT(&quot;0&quot;&amp;BASE(+[.$H63]*16+[.$I63]*8+[.$J63]*4+[.$K63]*2+[.$L63];16);2)" office:value-type="string" office:string-value="00" calcext:value-type="string">
            <text:p>00</text:p>
          </table:table-cell>
          <table:table-cell table:number-columns-repeated="2"/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style-name="ce37" table:number-columns-repeated="2"/>
          <table:table-cell table:number-columns-repeated="2"/>
          <table:table-cell table:formula="of:=RIGHT(&quot;0&quot;&amp;BASE(+[.$C64]*16+[.$D64]*8+[.$E64]*4+[.$F64]*2+[.$G64];16);2)" office:value-type="string" office:string-value="18" calcext:value-type="string">
            <text:p>18</text:p>
          </table:table-cell>
          <table:table-cell table:formula="of:=RIGHT(&quot;0&quot;&amp;BASE(+[.$H64]*16+[.$I64]*8+[.$J64]*4+[.$K64]*2+[.$L64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/>
          <table:table-cell table:formula="of:=RIGHT(&quot;0&quot;&amp;BASE(+[.$C65]*16+[.$D65]*8+[.$E65]*4+[.$F65]*2+[.$G65];16);2)" office:value-type="string" office:string-value="1F" calcext:value-type="string">
            <text:p>1F</text:p>
          </table:table-cell>
          <table:table-cell table:formula="of:=RIGHT(&quot;0&quot;&amp;BASE(+[.$H65]*16+[.$I65]*8+[.$J65]*4+[.$K65]*2+[.$L65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66]*16+[.$D66]*8+[.$E66]*4+[.$F66]*2+[.$G66];16);2)" office:value-type="string" office:string-value="10" calcext:value-type="string">
            <text:p>10</text:p>
          </table:table-cell>
          <table:table-cell table:formula="of:=RIGHT(&quot;0&quot;&amp;BASE(+[.$H66]*16+[.$I66]*8+[.$J66]*4+[.$K66]*2+[.$L66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67]*16+[.$D67]*8+[.$E67]*4+[.$F67]*2+[.$G67];16);2)" office:value-type="string" office:string-value="18" calcext:value-type="string">
            <text:p>18</text:p>
          </table:table-cell>
          <table:table-cell table:formula="of:=RIGHT(&quot;0&quot;&amp;BASE(+[.$H67]*16+[.$I67]*8+[.$J67]*4+[.$K67]*2+[.$L67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table:style-name="ce37" table:number-columns-repeated="3"/>
          <table:table-cell/>
          <table:table-cell table:formula="of:=RIGHT(&quot;0&quot;&amp;BASE(+[.$C68]*16+[.$D68]*8+[.$E68]*4+[.$F68]*2+[.$G68];16);2)" office:value-type="string" office:string-value="0F" calcext:value-type="string">
            <text:p>0F</text:p>
          </table:table-cell>
          <table:table-cell table:formula="of:=RIGHT(&quot;0&quot;&amp;BASE(+[.$H68]*16+[.$I68]*8+[.$J68]*4+[.$K68]*2+[.$L68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72]*16+[.$D72]*8+[.$E72]*4+[.$F72]*2+[.$G72];16);2)" office:value-type="string" office:string-value="1F" calcext:value-type="string">
            <text:p>1F</text:p>
          </table:table-cell>
          <table:table-cell table:formula="of:=RIGHT(&quot;0&quot;&amp;BASE(+[.$H72]*16+[.$I72]*8+[.$J72]*4+[.$K72]*2+[.$L72];16);2)" office:value-type="string" office:string-value="1E" calcext:value-type="string">
            <text:p>1E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0</text:p>
          </table:table-cell>
          <table:table-cell table:number-columns-repeated="3" office:value-type="string" calcext:value-type="string">
            <text:p>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73]*16+[.$D73]*8+[.$E73]*4+[.$F73]*2+[.$G73];16);2)" office:value-type="string" office:string-value="00" calcext:value-type="string">
            <text:p>00</text:p>
          </table:table-cell>
          <table:table-cell table:formula="of:=RIGHT(&quot;0&quot;&amp;BASE(+[.$H73]*16+[.$I73]*8+[.$J73]*4+[.$K73]*2+[.$L73];16);2)" office:value-type="string" office:string-value="06" calcext:value-type="string">
            <text:p>06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table:number-columns-repeated="3" office:value-type="string" calcext:value-type="string">
            <text:p>1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74]*16+[.$D74]*8+[.$E74]*4+[.$F74]*2+[.$G74];16);2)" office:value-type="string" office:string-value="00" calcext:value-type="string">
            <text:p>00</text:p>
          </table:table-cell>
          <table:table-cell table:formula="of:=RIGHT(&quot;0&quot;&amp;BASE(+[.$H74]*16+[.$I74]*8+[.$J74]*4+[.$K74]*2+[.$L7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7"/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/>
          <table:table-cell table:formula="of:=RIGHT(&quot;0&quot;&amp;BASE(+[.$C75]*16+[.$D75]*8+[.$E75]*4+[.$F75]*2+[.$G75];16);2)" office:value-type="string" office:string-value="00" calcext:value-type="string">
            <text:p>00</text:p>
          </table:table-cell>
          <table:table-cell table:formula="of:=RIGHT(&quot;0&quot;&amp;BASE(+[.$H75]*16+[.$I75]*8+[.$J75]*4+[.$K75]*2+[.$L75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 table:number-columns-repeated="2"/>
          <table:table-cell table:formula="of:=RIGHT(&quot;0&quot;&amp;BASE(+[.$C76]*16+[.$D76]*8+[.$E76]*4+[.$F76]*2+[.$G76];16);2)" office:value-type="string" office:string-value="01" calcext:value-type="string">
            <text:p>01</text:p>
          </table:table-cell>
          <table:table-cell table:formula="of:=RIGHT(&quot;0&quot;&amp;BASE(+[.$H76]*16+[.$I76]*8+[.$J76]*4+[.$K76]*2+[.$L76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 table:number-columns-repeated="2"/>
          <table:table-cell table:formula="of:=RIGHT(&quot;0&quot;&amp;BASE(+[.$C77]*16+[.$D77]*8+[.$E77]*4+[.$F77]*2+[.$G77];16);2)" office:value-type="string" office:string-value="01" calcext:value-type="string">
            <text:p>01</text:p>
          </table:table-cell>
          <table:table-cell table:formula="of:=RIGHT(&quot;0&quot;&amp;BASE(+[.$H77]*16+[.$I77]*8+[.$J77]*4+[.$K77]*2+[.$L77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3"/>
          <table:table-cell/>
          <table:table-cell table:formula="of:=RIGHT(&quot;0&quot;&amp;BASE(+[.$C78]*16+[.$D78]*8+[.$E78]*4+[.$F78]*2+[.$G78];16);2)" office:value-type="string" office:string-value="01" calcext:value-type="string">
            <text:p>01</text:p>
          </table:table-cell>
          <table:table-cell table:formula="of:=RIGHT(&quot;0&quot;&amp;BASE(+[.$H78]*16+[.$I78]*8+[.$J78]*4+[.$K78]*2+[.$L78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formula="of:=RIGHT(&quot;0&quot;&amp;BASE(+[.$C82]*16+[.$D82]*8+[.$E82]*4+[.$F82]*2+[.$G82];16);2)" office:value-type="string" office:string-value="0F" calcext:value-type="string">
            <text:p>0F</text:p>
          </table:table-cell>
          <table:table-cell table:formula="of:=RIGHT(&quot;0&quot;&amp;BASE(+[.$H82]*16+[.$I82]*8+[.$J82]*4+[.$K82]*2+[.$L8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83]*16+[.$D83]*8+[.$E83]*4+[.$F83]*2+[.$G83];16);2)" office:value-type="string" office:string-value="10" calcext:value-type="string">
            <text:p>10</text:p>
          </table:table-cell>
          <table:table-cell table:formula="of:=RIGHT(&quot;0&quot;&amp;BASE(+[.$H83]*16+[.$I83]*8+[.$J83]*4+[.$K83]*2+[.$L83];16);2)" office:value-type="string" office:string-value="06" calcext:value-type="string">
            <text:p>06</text:p>
          </table:table-cell>
          <table:table-cell table:number-columns-repeated="2"/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84]*16+[.$D84]*8+[.$E84]*4+[.$F84]*2+[.$G84];16);2)" office:value-type="string" office:string-value="10" calcext:value-type="string">
            <text:p>10</text:p>
          </table:table-cell>
          <table:table-cell table:formula="of:=RIGHT(&quot;0&quot;&amp;BASE(+[.$H84]*16+[.$I84]*8+[.$J84]*4+[.$K84]*2+[.$L8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/>
          <table:table-cell table:formula="of:=RIGHT(&quot;0&quot;&amp;BASE(+[.$C85]*16+[.$D85]*8+[.$E85]*4+[.$F85]*2+[.$G85];16);2)" office:value-type="string" office:string-value="0F" calcext:value-type="string">
            <text:p>0F</text:p>
          </table:table-cell>
          <table:table-cell table:formula="of:=RIGHT(&quot;0&quot;&amp;BASE(+[.$H85]*16+[.$I85]*8+[.$J85]*4+[.$K85]*2+[.$L85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86]*16+[.$D86]*8+[.$E86]*4+[.$F86]*2+[.$G86];16);2)" office:value-type="string" office:string-value="10" calcext:value-type="string">
            <text:p>10</text:p>
          </table:table-cell>
          <table:table-cell table:formula="of:=RIGHT(&quot;0&quot;&amp;BASE(+[.$H86]*16+[.$I86]*8+[.$J86]*4+[.$K86]*2+[.$L86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87]*16+[.$D87]*8+[.$E87]*4+[.$F87]*2+[.$G87];16);2)" office:value-type="string" office:string-value="10" calcext:value-type="string">
            <text:p>10</text:p>
          </table:table-cell>
          <table:table-cell table:formula="of:=RIGHT(&quot;0&quot;&amp;BASE(+[.$H87]*16+[.$I87]*8+[.$J87]*4+[.$K87]*2+[.$L87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table:style-name="ce39" table:number-columns-repeated="2"/>
          <table:table-cell table:style-name="ce37"/>
          <table:table-cell/>
          <table:table-cell table:formula="of:=RIGHT(&quot;0&quot;&amp;BASE(+[.$C88]*16+[.$D88]*8+[.$E88]*4+[.$F88]*2+[.$G88];16);2)" office:value-type="string" office:string-value="0F" calcext:value-type="string">
            <text:p>0F</text:p>
          </table:table-cell>
          <table:table-cell table:formula="of:=RIGHT(&quot;0&quot;&amp;BASE(+[.$H88]*16+[.$I88]*8+[.$J88]*4+[.$K88]*2+[.$L88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formula="of:=RIGHT(&quot;0&quot;&amp;BASE(+[.$C92]*16+[.$D92]*8+[.$E92]*4+[.$F92]*2+[.$G92];16);2)" office:value-type="string" office:string-value="0F" calcext:value-type="string">
            <text:p>0F</text:p>
          </table:table-cell>
          <table:table-cell table:formula="of:=RIGHT(&quot;0&quot;&amp;BASE(+[.$H92]*16+[.$I92]*8+[.$J92]*4+[.$K92]*2+[.$L9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93]*16+[.$D93]*8+[.$E93]*4+[.$F93]*2+[.$G93];16);2)" office:value-type="string" office:string-value="18" calcext:value-type="string">
            <text:p>18</text:p>
          </table:table-cell>
          <table:table-cell table:formula="of:=RIGHT(&quot;0&quot;&amp;BASE(+[.$H93]*16+[.$I93]*8+[.$J93]*4+[.$K93]*2+[.$L93];16);2)" office:value-type="string" office:string-value="06" calcext:value-type="string">
            <text:p>06</text:p>
          </table:table-cell>
          <table:table-cell table:number-columns-repeated="2"/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94]*16+[.$D94]*8+[.$E94]*4+[.$F94]*2+[.$G94];16);2)" office:value-type="string" office:string-value="18" calcext:value-type="string">
            <text:p>18</text:p>
          </table:table-cell>
          <table:table-cell table:formula="of:=RIGHT(&quot;0&quot;&amp;BASE(+[.$H94]*16+[.$I94]*8+[.$J94]*4+[.$K94]*2+[.$L94];16);2)" office:value-type="string" office:string-value="06" calcext:value-type="string">
            <text:p>06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6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RIGHT(&quot;0&quot;&amp;BASE(+[.$C95]*16+[.$D95]*8+[.$E95]*4+[.$F95]*2+[.$G95];16);2)" office:value-type="string" office:string-value="0F" calcext:value-type="string">
            <text:p>0F</text:p>
          </table:table-cell>
          <table:table-cell table:formula="of:=RIGHT(&quot;0&quot;&amp;BASE(+[.$H95]*16+[.$I95]*8+[.$J95]*4+[.$K95]*2+[.$L95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style-name="ce39"/>
          <table:table-cell table:number-columns-repeated="2"/>
          <table:table-cell table:formula="of:=RIGHT(&quot;0&quot;&amp;BASE(+[.$C96]*16+[.$D96]*8+[.$E96]*4+[.$F96]*2+[.$G96];16);2)" office:value-type="string" office:string-value="00" calcext:value-type="string">
            <text:p>00</text:p>
          </table:table-cell>
          <table:table-cell table:formula="of:=RIGHT(&quot;0&quot;&amp;BASE(+[.$H96]*16+[.$I96]*8+[.$J96]*4+[.$K96]*2+[.$L96];16);2)" office:value-type="string" office:string-value="04" calcext:value-type="string">
            <text:p>04</text:p>
          </table:table-cell>
          <table:table-cell table:number-columns-repeated="9"/>
        </table:table-row>
        <table:table-row table:style-name="ro1">
          <table:table-cell table:number-columns-repeated="7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/>
          <table:table-cell table:formula="of:=RIGHT(&quot;0&quot;&amp;BASE(+[.$C97]*16+[.$D97]*8+[.$E97]*4+[.$F97]*2+[.$G97];16);2)" office:value-type="string" office:string-value="00" calcext:value-type="string">
            <text:p>00</text:p>
          </table:table-cell>
          <table:table-cell table:formula="of:=RIGHT(&quot;0&quot;&amp;BASE(+[.$H97]*16+[.$I97]*8+[.$J97]*4+[.$K97]*2+[.$L97];16);2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3" table:style-name="ce38" office:value-type="float" office:value="1" calcext:value-type="float">
            <text:p>1</text:p>
          </table:table-cell>
          <table:table-cell table:style-name="ce39" table:number-columns-repeated="4"/>
          <table:table-cell table:style-name="ce37"/>
          <table:table-cell/>
          <table:table-cell table:formula="of:=RIGHT(&quot;0&quot;&amp;BASE(+[.$C98]*16+[.$D98]*8+[.$E98]*4+[.$F98]*2+[.$G98];16);2)" office:value-type="string" office:string-value="07" calcext:value-type="string">
            <text:p>07</text:p>
          </table:table-cell>
          <table:table-cell table:formula="of:=RIGHT(&quot;0&quot;&amp;BASE(+[.$H98]*16+[.$I98]*8+[.$J98]*4+[.$K98]*2+[.$L98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9"/>
          <table:table-cell table:number-columns-repeated="13"/>
        </table:table-row>
      </table:table>
      <table:table table:name="Sheet2_2" table:style-name="ta1">
        <table:table-column table:style-name="co1" table:number-columns-repeated="2" table:default-cell-style-name="Default"/>
        <table:table-column table:style-name="co1" table:number-columns-repeated="8" table:default-cell-style-name="ce37"/>
        <table:table-column table:style-name="co1" table:number-columns-repeated="2" table:default-cell-style-name="ce38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2]*16+[.$D2]*8+[.$E2]*4+[.$F2]*2+[.$G2];16);2)" office:value-type="string" office:string-value="0F" calcext:value-type="string">
            <text:p>0F</text:p>
          </table:table-cell>
          <table:table-cell table:formula="of:=RIGHT(&quot;0&quot;&amp;BASE(+[.$H2]*16+[.$I2]*8+[.$J2]*4+[.$K2]*2+[.$L2];16);2)" office:value-type="string" office:string-value="1E" calcext:value-type="string">
            <text:p>1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 table:number-columns-repeated="5" office:value-type="string" calcext:value-type="string">
            <text:p>10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3]*16+[.$D3]*8+[.$E3]*4+[.$F3]*2+[.$G3];16);2)" office:value-type="string" office:string-value="10" calcext:value-type="string">
            <text:p>10</text:p>
          </table:table-cell>
          <table:table-cell table:formula="of:=RIGHT(&quot;0&quot;&amp;BASE(+[.$H3]*16+[.$I3]*8+[.$J3]*4+[.$K3]*2+[.$L3];16);2)" office:value-type="string" office:string-value="03" calcext:value-type="string">
            <text:p>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E</text:p>
          </table:table-cell>
          <table:table-cell table:number-columns-repeated="5" office:value-type="string" calcext:value-type="string">
            <text:p>03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]*16+[.$D4]*8+[.$E4]*4+[.$F4]*2+[.$G4];16);2)" office:value-type="string" office:string-value="10" calcext:value-type="string">
            <text:p>10</text:p>
          </table:table-cell>
          <table:table-cell table:formula="of:=RIGHT(&quot;0&quot;&amp;BASE(+[.$H4]*16+[.$I4]*8+[.$J4]*4+[.$K4]*2+[.$L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5]*16+[.$D5]*8+[.$E5]*4+[.$F5]*2+[.$G5];16);2)" office:value-type="string" office:string-value="10" calcext:value-type="string">
            <text:p>10</text:p>
          </table:table-cell>
          <table:table-cell table:formula="of:=RIGHT(&quot;0&quot;&amp;BASE(+[.$H5]*16+[.$I5]*8+[.$J5]*4+[.$K5]*2+[.$L5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6]*16+[.$D6]*8+[.$E6]*4+[.$F6]*2+[.$G6];16);2)" office:value-type="string" office:string-value="10" calcext:value-type="string">
            <text:p>10</text:p>
          </table:table-cell>
          <table:table-cell table:formula="of:=RIGHT(&quot;0&quot;&amp;BASE(+[.$H6]*16+[.$I6]*8+[.$J6]*4+[.$K6]*2+[.$L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7]*16+[.$D7]*8+[.$E7]*4+[.$F7]*2+[.$G7];16);2)" office:value-type="string" office:string-value="10" calcext:value-type="string">
            <text:p>10</text:p>
          </table:table-cell>
          <table:table-cell table:formula="of:=RIGHT(&quot;0&quot;&amp;BASE(+[.$H7]*16+[.$I7]*8+[.$J7]*4+[.$K7]*2+[.$L7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8]*16+[.$D8]*8+[.$E8]*4+[.$F8]*2+[.$G8];16);2)" office:value-type="string" office:string-value="0F" calcext:value-type="string">
            <text:p>0F</text:p>
          </table:table-cell>
          <table:table-cell table:formula="of:=RIGHT(&quot;0&quot;&amp;BASE(+[.$H8]*16+[.$I8]*8+[.$J8]*4+[.$K8]*2+[.$L8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3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12]*16+[.$D12]*8+[.$E12]*4+[.$F12]*2+[.$G12];16);2)" office:value-type="string" office:string-value="03" calcext:value-type="string">
            <text:p>03</text:p>
          </table:table-cell>
          <table:table-cell table:formula="of:=RIGHT(&quot;0&quot;&amp;BASE(+[.$H12]*16+[.$I12]*8+[.$J12]*4+[.$K12]*2+[.$L12];16);2)" office:value-type="string" office:string-value="10" calcext:value-type="string">
            <text:p>10</text:p>
          </table:table-cell>
          <table:table-cell table:number-columns-repeated="2"/>
          <table:table-cell office:value-type="string" calcext:value-type="string">
            <text:p>03</text:p>
          </table:table-cell>
          <table:table-cell table:number-columns-repeated="5" office:value-type="string" calcext:value-type="string">
            <text:p>01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13]*16+[.$D13]*8+[.$E13]*4+[.$F13]*2+[.$G13];16);2)" office:value-type="string" office:string-value="01" calcext:value-type="string">
            <text:p>01</text:p>
          </table:table-cell>
          <table:table-cell table:formula="of:=RIGHT(&quot;0&quot;&amp;BASE(+[.$H13]*16+[.$I13]*8+[.$J13]*4+[.$K13]*2+[.$L13];16);2)" office:value-type="string" office:string-value="10" calcext:value-type="string">
            <text:p>10</text:p>
          </table:table-cell>
          <table:table-cell table:number-columns-repeated="2"/>
          <table:table-cell table:number-columns-repeated="6" office:value-type="string" calcext:value-type="string">
            <text:p>10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14]*16+[.$D14]*8+[.$E14]*4+[.$F14]*2+[.$G14];16);2)" office:value-type="string" office:string-value="01" calcext:value-type="string">
            <text:p>01</text:p>
          </table:table-cell>
          <table:table-cell table:formula="of:=RIGHT(&quot;0&quot;&amp;BASE(+[.$H14]*16+[.$I14]*8+[.$J14]*4+[.$K14]*2+[.$L14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15]*16+[.$D15]*8+[.$E15]*4+[.$F15]*2+[.$G15];16);2)" office:value-type="string" office:string-value="01" calcext:value-type="string">
            <text:p>01</text:p>
          </table:table-cell>
          <table:table-cell table:formula="of:=RIGHT(&quot;0&quot;&amp;BASE(+[.$H15]*16+[.$I15]*8+[.$J15]*4+[.$K15]*2+[.$L15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16]*16+[.$D16]*8+[.$E16]*4+[.$F16]*2+[.$G16];16);2)" office:value-type="string" office:string-value="01" calcext:value-type="string">
            <text:p>01</text:p>
          </table:table-cell>
          <table:table-cell table:formula="of:=RIGHT(&quot;0&quot;&amp;BASE(+[.$H16]*16+[.$I16]*8+[.$J16]*4+[.$K16]*2+[.$L16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17]*16+[.$D17]*8+[.$E17]*4+[.$F17]*2+[.$G17];16);2)" office:value-type="string" office:string-value="01" calcext:value-type="string">
            <text:p>01</text:p>
          </table:table-cell>
          <table:table-cell table:formula="of:=RIGHT(&quot;0&quot;&amp;BASE(+[.$H17]*16+[.$I17]*8+[.$J17]*4+[.$K17]*2+[.$L17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9"/>
          <table:table-cell table:number-columns-repeated="6" table:style-name="ce38" office:value-type="float" office:value="1" calcext:value-type="float">
            <text:p>1</text:p>
          </table:table-cell>
          <table:table-cell table:style-name="ce39"/>
          <table:table-cell table:style-name="ce37"/>
          <table:table-cell/>
          <table:table-cell table:formula="of:=RIGHT(&quot;0&quot;&amp;BASE(+[.$C18]*16+[.$D18]*8+[.$E18]*4+[.$F18]*2+[.$G18];16);2)" office:value-type="string" office:string-value="07" calcext:value-type="string">
            <text:p>07</text:p>
          </table:table-cell>
          <table:table-cell table:formula="of:=RIGHT(&quot;0&quot;&amp;BASE(+[.$H18]*16+[.$I18]*8+[.$J18]*4+[.$K18]*2+[.$L18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22]*16+[.$D22]*8+[.$E22]*4+[.$F22]*2+[.$G22];16);2)" office:value-type="string" office:string-value="0F" calcext:value-type="string">
            <text:p>0F</text:p>
          </table:table-cell>
          <table:table-cell table:formula="of:=RIGHT(&quot;0&quot;&amp;BASE(+[.$H22]*16+[.$I22]*8+[.$J22]*4+[.$K22]*2+[.$L22];16);2)" office:value-type="string" office:string-value="1E" calcext:value-type="string">
            <text:p>1E</text:p>
          </table:table-cell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23]*16+[.$D23]*8+[.$E23]*4+[.$F23]*2+[.$G23];16);2)" office:value-type="string" office:string-value="18" calcext:value-type="string">
            <text:p>18</text:p>
          </table:table-cell>
          <table:table-cell table:formula="of:=RIGHT(&quot;0&quot;&amp;BASE(+[.$H23]*16+[.$I23]*8+[.$J23]*4+[.$K23]*2+[.$L23];16);2)" office:value-type="string" office:string-value="03" calcext:value-type="string">
            <text:p>03</text:p>
          </table:table-cell>
          <table:table-cell table:number-columns-repeated="2"/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24]*16+[.$D24]*8+[.$E24]*4+[.$F24]*2+[.$G24];16);2)" office:value-type="string" office:string-value="00" calcext:value-type="string">
            <text:p>00</text:p>
          </table:table-cell>
          <table:table-cell table:formula="of:=RIGHT(&quot;0&quot;&amp;BASE(+[.$H24]*16+[.$I24]*8+[.$J24]*4+[.$K24]*2+[.$L2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25]*16+[.$D25]*8+[.$E25]*4+[.$F25]*2+[.$G25];16);2)" office:value-type="string" office:string-value="00" calcext:value-type="string">
            <text:p>00</text:p>
          </table:table-cell>
          <table:table-cell table:formula="of:=RIGHT(&quot;0&quot;&amp;BASE(+[.$H25]*16+[.$I25]*8+[.$J25]*4+[.$K25]*2+[.$L25];16);2)" office:value-type="string" office:string-value="0C" calcext:value-type="string">
            <text:p>0C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/>
          <table:table-cell table:formula="of:=RIGHT(&quot;0&quot;&amp;BASE(+[.$C26]*16+[.$D26]*8+[.$E26]*4+[.$F26]*2+[.$G26];16);2)" office:value-type="string" office:string-value="01" calcext:value-type="string">
            <text:p>01</text:p>
          </table:table-cell>
          <table:table-cell table:formula="of:=RIGHT(&quot;0&quot;&amp;BASE(+[.$H26]*16+[.$I26]*8+[.$J26]*4+[.$K26]*2+[.$L26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/>
          <table:table-cell table:style-name="ce37" table:number-columns-repeated="2"/>
          <table:table-cell/>
          <table:table-cell table:formula="of:=RIGHT(&quot;0&quot;&amp;BASE(+[.$C27]*16+[.$D27]*8+[.$E27]*4+[.$F27]*2+[.$G27];16);2)" office:value-type="string" office:string-value="06" calcext:value-type="string">
            <text:p>06</text:p>
          </table:table-cell>
          <table:table-cell table:formula="of:=RIGHT(&quot;0&quot;&amp;BASE(+[.$H27]*16+[.$I27]*8+[.$J27]*4+[.$K27]*2+[.$L27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28]*16+[.$D28]*8+[.$E28]*4+[.$F28]*2+[.$G28];16);2)" office:value-type="string" office:string-value="1F" calcext:value-type="string">
            <text:p>1F</text:p>
          </table:table-cell>
          <table:table-cell table:formula="of:=RIGHT(&quot;0&quot;&amp;BASE(+[.$H28]*16+[.$I28]*8+[.$J28]*4+[.$K28]*2+[.$L28];16);2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32]*16+[.$D32]*8+[.$E32]*4+[.$F32]*2+[.$G32];16);2)" office:value-type="string" office:string-value="0F" calcext:value-type="string">
            <text:p>0F</text:p>
          </table:table-cell>
          <table:table-cell table:formula="of:=RIGHT(&quot;0&quot;&amp;BASE(+[.$H32]*16+[.$I32]*8+[.$J32]*4+[.$K32]*2+[.$L32];16);2)" office:value-type="string" office:string-value="1E" calcext:value-type="string">
            <text:p>1E</text:p>
          </table:table-cell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33]*16+[.$D33]*8+[.$E33]*4+[.$F33]*2+[.$G33];16);2)" office:value-type="string" office:string-value="18" calcext:value-type="string">
            <text:p>18</text:p>
          </table:table-cell>
          <table:table-cell table:formula="of:=RIGHT(&quot;0&quot;&amp;BASE(+[.$H33]*16+[.$I33]*8+[.$J33]*4+[.$K33]*2+[.$L33];16);2)" office:value-type="string" office:string-value="03" calcext:value-type="string">
            <text:p>03</text:p>
          </table:table-cell>
          <table:table-cell table:number-columns-repeated="2"/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34]*16+[.$D34]*8+[.$E34]*4+[.$F34]*2+[.$G34];16);2)" office:value-type="string" office:string-value="00" calcext:value-type="string">
            <text:p>00</text:p>
          </table:table-cell>
          <table:table-cell table:formula="of:=RIGHT(&quot;0&quot;&amp;BASE(+[.$H34]*16+[.$I34]*8+[.$J34]*4+[.$K34]*2+[.$L3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5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35]*16+[.$D35]*8+[.$E35]*4+[.$F35]*2+[.$G35];16);2)" office:value-type="string" office:string-value="03" calcext:value-type="string">
            <text:p>03</text:p>
          </table:table-cell>
          <table:table-cell table:formula="of:=RIGHT(&quot;0&quot;&amp;BASE(+[.$H35]*16+[.$I35]*8+[.$J35]*4+[.$K35]*2+[.$L35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36]*16+[.$D36]*8+[.$E36]*4+[.$F36]*2+[.$G36];16);2)" office:value-type="string" office:string-value="00" calcext:value-type="string">
            <text:p>00</text:p>
          </table:table-cell>
          <table:table-cell table:formula="of:=RIGHT(&quot;0&quot;&amp;BASE(+[.$H36]*16+[.$I36]*8+[.$J36]*4+[.$K36]*2+[.$L3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37]*16+[.$D37]*8+[.$E37]*4+[.$F37]*2+[.$G37];16);2)" office:value-type="string" office:string-value="18" calcext:value-type="string">
            <text:p>18</text:p>
          </table:table-cell>
          <table:table-cell table:formula="of:=RIGHT(&quot;0&quot;&amp;BASE(+[.$H37]*16+[.$I37]*8+[.$J37]*4+[.$K37]*2+[.$L37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  <table:table-cell table:formula="of:=RIGHT(&quot;0&quot;&amp;BASE(+[.$C38]*16+[.$D38]*8+[.$E38]*4+[.$F38]*2+[.$G38];16);2)" office:value-type="string" office:string-value="0F" calcext:value-type="string">
            <text:p>0F</text:p>
          </table:table-cell>
          <table:table-cell table:formula="of:=RIGHT(&quot;0&quot;&amp;BASE(+[.$H38]*16+[.$I38]*8+[.$J38]*4+[.$K38]*2+[.$L38];16);2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2]*16+[.$D42]*8+[.$E42]*4+[.$F42]*2+[.$G42];16);2)" office:value-type="string" office:string-value="10" calcext:value-type="string">
            <text:p>10</text:p>
          </table:table-cell>
          <table:table-cell table:formula="of:=RIGHT(&quot;0&quot;&amp;BASE(+[.$H42]*16+[.$I42]*8+[.$J42]*4+[.$K42]*2+[.$L42];16);2)" office:value-type="string" office:string-value="03" calcext:value-type="string">
            <text:p>03</text:p>
          </table:table-cell>
          <table:table-cell table:number-columns-repeated="2"/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3]*16+[.$D43]*8+[.$E43]*4+[.$F43]*2+[.$G43];16);2)" office:value-type="string" office:string-value="10" calcext:value-type="string">
            <text:p>10</text:p>
          </table:table-cell>
          <table:table-cell table:formula="of:=RIGHT(&quot;0&quot;&amp;BASE(+[.$H43]*16+[.$I43]*8+[.$J43]*4+[.$K43]*2+[.$L43];16);2)" office:value-type="string" office:string-value="03" calcext:value-type="string">
            <text:p>03</text:p>
          </table:table-cell>
          <table:table-cell table:number-columns-repeated="2"/>
          <table:table-cell table:number-columns-repeated="3"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3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4]*16+[.$D44]*8+[.$E44]*4+[.$F44]*2+[.$G44];16);2)" office:value-type="string" office:string-value="10" calcext:value-type="string">
            <text:p>10</text:p>
          </table:table-cell>
          <table:table-cell table:formula="of:=RIGHT(&quot;0&quot;&amp;BASE(+[.$H44]*16+[.$I44]*8+[.$J44]*4+[.$K44]*2+[.$L4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5]*16+[.$D45]*8+[.$E45]*4+[.$F45]*2+[.$G45];16);2)" office:value-type="string" office:string-value="1F" calcext:value-type="string">
            <text:p>1F</text:p>
          </table:table-cell>
          <table:table-cell table:formula="of:=RIGHT(&quot;0&quot;&amp;BASE(+[.$H45]*16+[.$I45]*8+[.$J45]*4+[.$K45]*2+[.$L45];16);2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6]*16+[.$D46]*8+[.$E46]*4+[.$F46]*2+[.$G46];16);2)" office:value-type="string" office:string-value="00" calcext:value-type="string">
            <text:p>00</text:p>
          </table:table-cell>
          <table:table-cell table:formula="of:=RIGHT(&quot;0&quot;&amp;BASE(+[.$H46]*16+[.$I46]*8+[.$J46]*4+[.$K46]*2+[.$L4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7]*16+[.$D47]*8+[.$E47]*4+[.$F47]*2+[.$G47];16);2)" office:value-type="string" office:string-value="00" calcext:value-type="string">
            <text:p>00</text:p>
          </table:table-cell>
          <table:table-cell table:formula="of:=RIGHT(&quot;0&quot;&amp;BASE(+[.$H47]*16+[.$I47]*8+[.$J47]*4+[.$K47]*2+[.$L47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48]*16+[.$D48]*8+[.$E48]*4+[.$F48]*2+[.$G48];16);2)" office:value-type="string" office:string-value="00" calcext:value-type="string">
            <text:p>00</text:p>
          </table:table-cell>
          <table:table-cell table:formula="of:=RIGHT(&quot;0&quot;&amp;BASE(+[.$H48]*16+[.$I48]*8+[.$J48]*4+[.$K48]*2+[.$L48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52]*16+[.$D52]*8+[.$E52]*4+[.$F52]*2+[.$G52];16);2)" office:value-type="string" office:string-value="1F" calcext:value-type="string">
            <text:p>1F</text:p>
          </table:table-cell>
          <table:table-cell table:formula="of:=RIGHT(&quot;0&quot;&amp;BASE(+[.$H52]*16+[.$I52]*8+[.$J52]*4+[.$K52]*2+[.$L52];16);2)" office:value-type="string" office:string-value="1F" calcext:value-type="string">
            <text:p>1F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style-name="ce37" table:number-columns-repeated="2"/>
          <table:table-cell/>
          <table:table-cell table:formula="of:=RIGHT(&quot;0&quot;&amp;BASE(+[.$C53]*16+[.$D53]*8+[.$E53]*4+[.$F53]*2+[.$G53];16);2)" office:value-type="string" office:string-value="10" calcext:value-type="string">
            <text:p>10</text:p>
          </table:table-cell>
          <table:table-cell table:formula="of:=RIGHT(&quot;0&quot;&amp;BASE(+[.$H53]*16+[.$I53]*8+[.$J53]*4+[.$K53]*2+[.$L53];16);2)" office:value-type="string" office:string-value="00" calcext:value-type="string">
            <text:p>00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style-name="ce37" table:number-columns-repeated="2"/>
          <table:table-cell/>
          <table:table-cell table:formula="of:=RIGHT(&quot;0&quot;&amp;BASE(+[.$C54]*16+[.$D54]*8+[.$E54]*4+[.$F54]*2+[.$G54];16);2)" office:value-type="string" office:string-value="10" calcext:value-type="string">
            <text:p>10</text:p>
          </table:table-cell>
          <table:table-cell table:formula="of:=RIGHT(&quot;0&quot;&amp;BASE(+[.$H54]*16+[.$I54]*8+[.$J54]*4+[.$K54]*2+[.$L54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55]*16+[.$D55]*8+[.$E55]*4+[.$F55]*2+[.$G55];16);2)" office:value-type="string" office:string-value="1F" calcext:value-type="string">
            <text:p>1F</text:p>
          </table:table-cell>
          <table:table-cell table:formula="of:=RIGHT(&quot;0&quot;&amp;BASE(+[.$H55]*16+[.$I55]*8+[.$J55]*4+[.$K55]*2+[.$L55];16);2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56]*16+[.$D56]*8+[.$E56]*4+[.$F56]*2+[.$G56];16);2)" office:value-type="string" office:string-value="00" calcext:value-type="string">
            <text:p>00</text:p>
          </table:table-cell>
          <table:table-cell table:formula="of:=RIGHT(&quot;0&quot;&amp;BASE(+[.$H56]*16+[.$I56]*8+[.$J56]*4+[.$K56]*2+[.$L5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57]*16+[.$D57]*8+[.$E57]*4+[.$F57]*2+[.$G57];16);2)" office:value-type="string" office:string-value="18" calcext:value-type="string">
            <text:p>18</text:p>
          </table:table-cell>
          <table:table-cell table:formula="of:=RIGHT(&quot;0&quot;&amp;BASE(+[.$H57]*16+[.$I57]*8+[.$J57]*4+[.$K57]*2+[.$L57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58]*16+[.$D58]*8+[.$E58]*4+[.$F58]*2+[.$G58];16);2)" office:value-type="string" office:string-value="0F" calcext:value-type="string">
            <text:p>0F</text:p>
          </table:table-cell>
          <table:table-cell table:formula="of:=RIGHT(&quot;0&quot;&amp;BASE(+[.$H58]*16+[.$I58]*8+[.$J58]*4+[.$K58]*2+[.$L58];16);2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6"/>
          <table:table-cell table:number-columns-repeated="4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62]*16+[.$D62]*8+[.$E62]*4+[.$F62]*2+[.$G62];16);2)" office:value-type="string" office:string-value="01" calcext:value-type="string">
            <text:p>01</text:p>
          </table:table-cell>
          <table:table-cell table:formula="of:=RIGHT(&quot;0&quot;&amp;BASE(+[.$H62]*16+[.$I62]*8+[.$J62]*4+[.$K62]*2+[.$L6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/>
          <table:table-cell table:style-name="ce37" table:number-columns-repeated="2"/>
          <table:table-cell/>
          <table:table-cell table:formula="of:=RIGHT(&quot;0&quot;&amp;BASE(+[.$C63]*16+[.$D63]*8+[.$E63]*4+[.$F63]*2+[.$G63];16);2)" office:value-type="string" office:string-value="06" calcext:value-type="string">
            <text:p>06</text:p>
          </table:table-cell>
          <table:table-cell table:formula="of:=RIGHT(&quot;0&quot;&amp;BASE(+[.$H63]*16+[.$I63]*8+[.$J63]*4+[.$K63]*2+[.$L63];16);2)" office:value-type="string" office:string-value="00" calcext:value-type="string">
            <text:p>00</text:p>
          </table:table-cell>
          <table:table-cell table:number-columns-repeated="2"/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style-name="ce37" table:number-columns-repeated="2"/>
          <table:table-cell/>
          <table:table-cell table:formula="of:=RIGHT(&quot;0&quot;&amp;BASE(+[.$C64]*16+[.$D64]*8+[.$E64]*4+[.$F64]*2+[.$G64];16);2)" office:value-type="string" office:string-value="18" calcext:value-type="string">
            <text:p>18</text:p>
          </table:table-cell>
          <table:table-cell table:formula="of:=RIGHT(&quot;0&quot;&amp;BASE(+[.$H64]*16+[.$I64]*8+[.$J64]*4+[.$K64]*2+[.$L64];16);2)" office:value-type="string" office:string-value="00" calcext:value-type="string">
            <text:p>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65]*16+[.$D65]*8+[.$E65]*4+[.$F65]*2+[.$G65];16);2)" office:value-type="string" office:string-value="1F" calcext:value-type="string">
            <text:p>1F</text:p>
          </table:table-cell>
          <table:table-cell table:formula="of:=RIGHT(&quot;0&quot;&amp;BASE(+[.$H65]*16+[.$I65]*8+[.$J65]*4+[.$K65]*2+[.$L65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66]*16+[.$D66]*8+[.$E66]*4+[.$F66]*2+[.$G66];16);2)" office:value-type="string" office:string-value="10" calcext:value-type="string">
            <text:p>10</text:p>
          </table:table-cell>
          <table:table-cell table:formula="of:=RIGHT(&quot;0&quot;&amp;BASE(+[.$H66]*16+[.$I66]*8+[.$J66]*4+[.$K66]*2+[.$L6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67]*16+[.$D67]*8+[.$E67]*4+[.$F67]*2+[.$G67];16);2)" office:value-type="string" office:string-value="18" calcext:value-type="string">
            <text:p>18</text:p>
          </table:table-cell>
          <table:table-cell table:formula="of:=RIGHT(&quot;0&quot;&amp;BASE(+[.$H67]*16+[.$I67]*8+[.$J67]*4+[.$K67]*2+[.$L67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68]*16+[.$D68]*8+[.$E68]*4+[.$F68]*2+[.$G68];16);2)" office:value-type="string" office:string-value="0F" calcext:value-type="string">
            <text:p>0F</text:p>
          </table:table-cell>
          <table:table-cell table:formula="of:=RIGHT(&quot;0&quot;&amp;BASE(+[.$H68]*16+[.$I68]*8+[.$J68]*4+[.$K68]*2+[.$L68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72]*16+[.$D72]*8+[.$E72]*4+[.$F72]*2+[.$G72];16);2)" office:value-type="string" office:string-value="1F" calcext:value-type="string">
            <text:p>1F</text:p>
          </table:table-cell>
          <table:table-cell table:formula="of:=RIGHT(&quot;0&quot;&amp;BASE(+[.$H72]*16+[.$I72]*8+[.$J72]*4+[.$K72]*2+[.$L72];16);2)" office:value-type="string" office:string-value="1F" calcext:value-type="string">
            <text:p>1F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0</text:p>
          </table:table-cell>
          <table:table-cell table:number-columns-repeated="3" office:value-type="string" calcext:value-type="string">
            <text:p>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73]*16+[.$D73]*8+[.$E73]*4+[.$F73]*2+[.$G73];16);2)" office:value-type="string" office:string-value="00" calcext:value-type="string">
            <text:p>00</text:p>
          </table:table-cell>
          <table:table-cell table:formula="of:=RIGHT(&quot;0&quot;&amp;BASE(+[.$H73]*16+[.$I73]*8+[.$J73]*4+[.$K73]*2+[.$L73];16);2)" office:value-type="string" office:string-value="03" calcext:value-type="string">
            <text:p>03</text:p>
          </table:table-cell>
          <table:table-cell table:number-columns-repeated="2"/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table:number-columns-repeated="3" office:value-type="string" calcext:value-type="string">
            <text:p>10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74]*16+[.$D74]*8+[.$E74]*4+[.$F74]*2+[.$G74];16);2)" office:value-type="string" office:string-value="00" calcext:value-type="string">
            <text:p>00</text:p>
          </table:table-cell>
          <table:table-cell table:formula="of:=RIGHT(&quot;0&quot;&amp;BASE(+[.$H74]*16+[.$I74]*8+[.$J74]*4+[.$K74]*2+[.$L7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75]*16+[.$D75]*8+[.$E75]*4+[.$F75]*2+[.$G75];16);2)" office:value-type="string" office:string-value="00" calcext:value-type="string">
            <text:p>00</text:p>
          </table:table-cell>
          <table:table-cell table:formula="of:=RIGHT(&quot;0&quot;&amp;BASE(+[.$H75]*16+[.$I75]*8+[.$J75]*4+[.$K75]*2+[.$L75];16);2)" office:value-type="string" office:string-value="0C" calcext:value-type="string">
            <text:p>0C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/>
          <table:table-cell table:formula="of:=RIGHT(&quot;0&quot;&amp;BASE(+[.$C76]*16+[.$D76]*8+[.$E76]*4+[.$F76]*2+[.$G76];16);2)" office:value-type="string" office:string-value="01" calcext:value-type="string">
            <text:p>01</text:p>
          </table:table-cell>
          <table:table-cell table:formula="of:=RIGHT(&quot;0&quot;&amp;BASE(+[.$H76]*16+[.$I76]*8+[.$J76]*4+[.$K76]*2+[.$L76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/>
          <table:table-cell table:formula="of:=RIGHT(&quot;0&quot;&amp;BASE(+[.$C77]*16+[.$D77]*8+[.$E77]*4+[.$F77]*2+[.$G77];16);2)" office:value-type="string" office:string-value="01" calcext:value-type="string">
            <text:p>01</text:p>
          </table:table-cell>
          <table:table-cell table:formula="of:=RIGHT(&quot;0&quot;&amp;BASE(+[.$H77]*16+[.$I77]*8+[.$J77]*4+[.$K77]*2+[.$L77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/>
          <table:table-cell table:style-name="ce37" table:number-columns-repeated="2"/>
          <table:table-cell/>
          <table:table-cell table:formula="of:=RIGHT(&quot;0&quot;&amp;BASE(+[.$C78]*16+[.$D78]*8+[.$E78]*4+[.$F78]*2+[.$G78];16);2)" office:value-type="string" office:string-value="01" calcext:value-type="string">
            <text:p>01</text:p>
          </table:table-cell>
          <table:table-cell table:formula="of:=RIGHT(&quot;0&quot;&amp;BASE(+[.$H78]*16+[.$I78]*8+[.$J78]*4+[.$K78]*2+[.$L78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82]*16+[.$D82]*8+[.$E82]*4+[.$F82]*2+[.$G82];16);2)" office:value-type="string" office:string-value="0F" calcext:value-type="string">
            <text:p>0F</text:p>
          </table:table-cell>
          <table:table-cell table:formula="of:=RIGHT(&quot;0&quot;&amp;BASE(+[.$H82]*16+[.$I82]*8+[.$J82]*4+[.$K82]*2+[.$L8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83]*16+[.$D83]*8+[.$E83]*4+[.$F83]*2+[.$G83];16);2)" office:value-type="string" office:string-value="10" calcext:value-type="string">
            <text:p>10</text:p>
          </table:table-cell>
          <table:table-cell table:formula="of:=RIGHT(&quot;0&quot;&amp;BASE(+[.$H83]*16+[.$I83]*8+[.$J83]*4+[.$K83]*2+[.$L83];16);2)" office:value-type="string" office:string-value="03" calcext:value-type="string">
            <text:p>03</text:p>
          </table:table-cell>
          <table:table-cell table:number-columns-repeated="2"/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84]*16+[.$D84]*8+[.$E84]*4+[.$F84]*2+[.$G84];16);2)" office:value-type="string" office:string-value="10" calcext:value-type="string">
            <text:p>10</text:p>
          </table:table-cell>
          <table:table-cell table:formula="of:=RIGHT(&quot;0&quot;&amp;BASE(+[.$H84]*16+[.$I84]*8+[.$J84]*4+[.$K84]*2+[.$L8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8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85]*16+[.$D85]*8+[.$E85]*4+[.$F85]*2+[.$G85];16);2)" office:value-type="string" office:string-value="1F" calcext:value-type="string">
            <text:p>1F</text:p>
          </table:table-cell>
          <table:table-cell table:formula="of:=RIGHT(&quot;0&quot;&amp;BASE(+[.$H85]*16+[.$I85]*8+[.$J85]*4+[.$K85]*2+[.$L85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86]*16+[.$D86]*8+[.$E86]*4+[.$F86]*2+[.$G86];16);2)" office:value-type="string" office:string-value="10" calcext:value-type="string">
            <text:p>10</text:p>
          </table:table-cell>
          <table:table-cell table:formula="of:=RIGHT(&quot;0&quot;&amp;BASE(+[.$H86]*16+[.$I86]*8+[.$J86]*4+[.$K86]*2+[.$L8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87]*16+[.$D87]*8+[.$E87]*4+[.$F87]*2+[.$G87];16);2)" office:value-type="string" office:string-value="10" calcext:value-type="string">
            <text:p>10</text:p>
          </table:table-cell>
          <table:table-cell table:formula="of:=RIGHT(&quot;0&quot;&amp;BASE(+[.$H87]*16+[.$I87]*8+[.$J87]*4+[.$K87]*2+[.$L87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formula="of:=RIGHT(&quot;0&quot;&amp;BASE(+[.$C88]*16+[.$D88]*8+[.$E88]*4+[.$F88]*2+[.$G88];16);2)" office:value-type="string" office:string-value="0F" calcext:value-type="string">
            <text:p>0F</text:p>
          </table:table-cell>
          <table:table-cell table:formula="of:=RIGHT(&quot;0&quot;&amp;BASE(+[.$H88]*16+[.$I88]*8+[.$J88]*4+[.$K88]*2+[.$L88];16);2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20" table:number-columns-repeated="3"/>
          <table:table-cell table:style-name="ce20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table:style-name="ce37" table:number-columns-repeated="2"/>
          <table:table-cell/>
          <table:table-cell table:formula="of:=RIGHT(&quot;0&quot;&amp;BASE(+[.$C92]*16+[.$D92]*8+[.$E92]*4+[.$F92]*2+[.$G92];16);2)" office:value-type="string" office:string-value="0F" calcext:value-type="string">
            <text:p>0F</text:p>
          </table:table-cell>
          <table:table-cell table:formula="of:=RIGHT(&quot;0&quot;&amp;BASE(+[.$H92]*16+[.$I92]*8+[.$J92]*4+[.$K92]*2+[.$L92];16);2)" office:value-type="string" office:string-value="1C" calcext:value-type="string">
            <text:p>1C</text:p>
          </table:table-cell>
          <table:table-cell table:number-columns-repeated="2"/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93]*16+[.$D93]*8+[.$E93]*4+[.$F93]*2+[.$G93];16);2)" office:value-type="string" office:string-value="18" calcext:value-type="string">
            <text:p>18</text:p>
          </table:table-cell>
          <table:table-cell table:formula="of:=RIGHT(&quot;0&quot;&amp;BASE(+[.$H93]*16+[.$I93]*8+[.$J93]*4+[.$K93]*2+[.$L93];16);2)" office:value-type="string" office:string-value="03" calcext:value-type="string">
            <text:p>03</text:p>
          </table:table-cell>
          <table:table-cell table:number-columns-repeated="2"/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94]*16+[.$D94]*8+[.$E94]*4+[.$F94]*2+[.$G94];16);2)" office:value-type="string" office:string-value="18" calcext:value-type="string">
            <text:p>18</text:p>
          </table:table-cell>
          <table:table-cell table:formula="of:=RIGHT(&quot;0&quot;&amp;BASE(+[.$H94]*16+[.$I94]*8+[.$J94]*4+[.$K94]*2+[.$L94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7"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95]*16+[.$D95]*8+[.$E95]*4+[.$F95]*2+[.$G95];16);2)" office:value-type="string" office:string-value="0F" calcext:value-type="string">
            <text:p>0F</text:p>
          </table:table-cell>
          <table:table-cell table:formula="of:=RIGHT(&quot;0&quot;&amp;BASE(+[.$H95]*16+[.$I95]*8+[.$J95]*4+[.$K95]*2+[.$L95];16);2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RIGHT(&quot;0&quot;&amp;BASE(+[.$C96]*16+[.$D96]*8+[.$E96]*4+[.$F96]*2+[.$G96];16);2)" office:value-type="string" office:string-value="00" calcext:value-type="string">
            <text:p>00</text:p>
          </table:table-cell>
          <table:table-cell table:formula="of:=RIGHT(&quot;0&quot;&amp;BASE(+[.$H96]*16+[.$I96]*8+[.$J96]*4+[.$K96]*2+[.$L96];16);2)" office:value-type="string" office:string-value="03" calcext:value-type="string">
            <text:p>03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table:style-name="ce38"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formula="of:=RIGHT(&quot;0&quot;&amp;BASE(+[.$C97]*16+[.$D97]*8+[.$E97]*4+[.$F97]*2+[.$G97];16);2)" office:value-type="string" office:string-value="00" calcext:value-type="string">
            <text:p>00</text:p>
          </table:table-cell>
          <table:table-cell table:formula="of:=RIGHT(&quot;0&quot;&amp;BASE(+[.$H97]*16+[.$I97]*8+[.$J97]*4+[.$K97]*2+[.$L97];16);2)" office:value-type="string" office:string-value="0C" calcext:value-type="string">
            <text:p>0C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4" table:style-name="ce38" office:value-type="float" office:value="1" calcext:value-type="float">
            <text:p>1</text:p>
          </table:table-cell>
          <table:table-cell table:style-name="ce39" table:number-columns-repeated="4"/>
          <table:table-cell/>
          <table:table-cell table:formula="of:=RIGHT(&quot;0&quot;&amp;BASE(+[.$C98]*16+[.$D98]*8+[.$E98]*4+[.$F98]*2+[.$G98];16);2)" office:value-type="string" office:string-value="07" calcext:value-type="string">
            <text:p>07</text:p>
          </table:table-cell>
          <table:table-cell table:formula="of:=RIGHT(&quot;0&quot;&amp;BASE(+[.$H98]*16+[.$I98]*8+[.$J98]*4+[.$K98]*2+[.$L98];16);2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10"/>
          <table:table-cell table:number-columns-repeated="12"/>
        </table:table-row>
      </table:table>
      <table:table table:name="Sheet1" table:style-name="ta1">
        <table:table-column table:style-name="co4" table:number-columns-repeated="13" table:default-cell-style-name="Default"/>
        <table:table-column table:style-name="co2" table:default-cell-style-name="Default"/>
        <table:table-column table:style-name="co4" table:number-columns-repeated="11" table:default-cell-style-name="ce20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style-name="ce1"/>
          <table:table-cell table:style-name="ce2"/>
          <table:table-cell/>
          <table:table-cell table:style-name="ce9"/>
          <table:table-cell/>
          <table:table-cell table:style-name="ce9"/>
          <table:table-cell/>
          <table:table-cell table:style-name="ce16"/>
          <table:table-cell/>
          <table:table-cell table:style-name="ce11"/>
          <table:table-cell table:number-columns-repeated="5"/>
          <table:table-cell table:style-name="ce21"/>
          <table:table-cell/>
          <table:table-cell table:style-name="ce31"/>
          <table:table-cell/>
          <table:table-cell table:style-name="ce31"/>
          <table:table-cell/>
          <table:table-cell table:style-name="ce33"/>
          <table:table-cell/>
          <table:table-cell table:style-name="ce22"/>
          <table:table-cell table:number-columns-repeated="8"/>
        </table:table-row>
        <table:table-row table:style-name="ro1">
          <table:table-cell table:style-name="ce1"/>
          <table:table-cell table:style-name="ce2"/>
          <table:table-cell/>
          <table:table-cell table:style-name="ce10"/>
          <table:table-cell/>
          <table:table-cell table:style-name="ce10"/>
          <table:table-cell/>
          <table:table-cell table:style-name="ce17"/>
          <table:table-cell/>
          <table:table-cell table:style-name="ce12"/>
          <table:table-cell table:number-columns-repeated="5"/>
          <table:table-cell table:style-name="ce21"/>
          <table:table-cell/>
          <table:table-cell table:style-name="ce32"/>
          <table:table-cell/>
          <table:table-cell table:style-name="ce21"/>
          <table:table-cell/>
          <table:table-cell table:style-name="ce26"/>
          <table:table-cell/>
          <table:table-cell table:style-name="ce23"/>
          <table:table-cell table:number-columns-repeated="8"/>
        </table:table-row>
        <table:table-row table:style-name="ro1">
          <table:table-cell table:number-columns-repeated="17"/>
          <table:table-cell table:style-name="ce24" table:number-columns-repeated="2"/>
          <table:table-cell table:style-name="ce35"/>
          <table:table-cell table:number-columns-repeated="12"/>
        </table:table-row>
        <table:table-row table:style-name="ro1">
          <table:table-cell table:style-name="ce1"/>
          <table:table-cell table:style-name="ce2"/>
          <table:table-cell/>
          <table:table-cell table:style-name="ce11"/>
          <table:table-cell/>
          <table:table-cell table:style-name="ce7"/>
          <table:table-cell/>
          <table:table-cell table:style-name="ce13"/>
          <table:table-cell/>
          <table:table-cell table:style-name="ce18"/>
          <table:table-cell table:number-columns-repeated="5"/>
          <table:table-cell table:style-name="ce21"/>
          <table:table-cell/>
          <table:table-cell table:style-name="ce23"/>
          <table:table-cell/>
          <table:table-cell table:style-name="ce31"/>
          <table:table-cell/>
          <table:table-cell table:style-name="ce21"/>
          <table:table-cell/>
          <table:table-cell table:style-name="ce31"/>
          <table:table-cell table:number-columns-repeated="8"/>
        </table:table-row>
        <table:table-row table:style-name="ro1">
          <table:table-cell table:style-name="ce1"/>
          <table:table-cell table:style-name="ce2"/>
          <table:table-cell/>
          <table:table-cell table:style-name="ce12"/>
          <table:table-cell/>
          <table:table-cell table:style-name="ce8"/>
          <table:table-cell/>
          <table:table-cell table:style-name="ce13"/>
          <table:table-cell/>
          <table:table-cell table:style-name="ce19"/>
          <table:table-cell table:number-columns-repeated="5"/>
          <table:table-cell table:style-name="ce21"/>
          <table:table-cell/>
          <table:table-cell table:style-name="ce27"/>
          <table:table-cell/>
          <table:table-cell table:style-name="ce32"/>
          <table:table-cell/>
          <table:table-cell table:style-name="ce21"/>
          <table:table-cell/>
          <table:table-cell table:style-name="ce32"/>
          <table:table-cell table:number-columns-repeated="8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3"/>
          <table:table-cell/>
          <table:table-cell table:style-name="ce9"/>
          <table:table-cell/>
          <table:table-cell table:style-name="ce14"/>
          <table:table-cell/>
          <table:table-cell table:style-name="ce5"/>
          <table:table-cell/>
          <table:table-cell table:style-name="ce14"/>
          <table:table-cell table:number-columns-repeated="4"/>
          <table:table-cell table:style-name="ce21"/>
          <table:table-cell table:style-name="ce22"/>
          <table:table-cell/>
          <table:table-cell table:style-name="ce31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10"/>
          <table:table-cell/>
          <table:table-cell table:style-name="ce15"/>
          <table:table-cell/>
          <table:table-cell table:style-name="ce6"/>
          <table:table-cell/>
          <table:table-cell table:style-name="ce15"/>
          <table:table-cell table:number-columns-repeated="4"/>
          <table:table-cell table:style-name="ce21"/>
          <table:table-cell table:style-name="ce23"/>
          <table:table-cell/>
          <table:table-cell table:style-name="ce21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8"/>
        </table:table-row>
        <table:table-row table:style-name="ro1">
          <table:table-cell/>
          <table:table-cell table:style-name="ce5"/>
          <table:table-cell/>
          <table:table-cell table:style-name="ce13"/>
          <table:table-cell/>
          <table:table-cell table:style-name="ce5"/>
          <table:table-cell/>
          <table:table-cell table:style-name="ce18"/>
          <table:table-cell/>
          <table:table-cell table:style-name="ce16"/>
          <table:table-cell table:number-columns-repeated="5"/>
          <table:table-cell table:style-name="ce25"/>
          <table:table-cell/>
          <table:table-cell table:style-name="ce21"/>
          <table:table-cell/>
          <table:table-cell table:style-name="ce25"/>
          <table:table-cell/>
          <table:table-cell table:style-name="ce31"/>
          <table:table-cell/>
          <table:table-cell table:style-name="ce33"/>
          <table:table-cell table:number-columns-repeated="8"/>
        </table:table-row>
        <table:table-row table:style-name="ro1">
          <table:table-cell/>
          <table:table-cell table:style-name="ce6"/>
          <table:table-cell/>
          <table:table-cell table:style-name="ce13"/>
          <table:table-cell/>
          <table:table-cell table:style-name="ce6"/>
          <table:table-cell/>
          <table:table-cell table:style-name="ce19"/>
          <table:table-cell/>
          <table:table-cell table:style-name="ce17"/>
          <table:table-cell table:number-columns-repeated="5"/>
          <table:table-cell table:style-name="ce26"/>
          <table:table-cell/>
          <table:table-cell table:style-name="ce21"/>
          <table:table-cell/>
          <table:table-cell table:style-name="ce26"/>
          <table:table-cell/>
          <table:table-cell table:style-name="ce32"/>
          <table:table-cell/>
          <table:table-cell table:style-name="ce26"/>
          <table:table-cell table:number-columns-repeated="8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"/>
          <table:table-cell table:style-name="ce2"/>
          <table:table-cell/>
          <table:table-cell table:style-name="ce9"/>
          <table:table-cell/>
          <table:table-cell table:style-name="ce16"/>
          <table:table-cell/>
          <table:table-cell table:style-name="ce11"/>
          <table:table-cell table:number-columns-repeated="7"/>
          <table:table-cell table:style-name="ce21"/>
          <table:table-cell/>
          <table:table-cell table:style-name="ce31"/>
          <table:table-cell/>
          <table:table-cell table:style-name="ce31"/>
          <table:table-cell/>
          <table:table-cell table:style-name="ce33"/>
          <table:table-cell/>
          <table:table-cell table:style-name="ce22"/>
          <table:table-cell table:number-columns-repeated="3"/>
          <table:table-cell office:value-type="string" calcext:value-type="string">
            <text:p>01 01 01 01 01 01 01 01</text:p>
          </table:table-cell>
          <table:table-cell office:value-type="string" calcext:value-type="string">
            <text:p>3f 01 01 01 01 01 01 3f</text:p>
          </table:table-cell>
          <table:table-cell office:value-type="string" calcext:value-type="string">
            <text:p>3f 01 01 01 01 01 01 01</text:p>
          </table:table-cell>
          <table:table-cell office:value-type="string" calcext:value-type="string">
            <text:p>21 21 21 21 21 21 21 3f</text:p>
          </table:table-cell>
          <table:table-cell office:value-type="string" calcext:value-type="string">
            <text:p>3f 20 20 20 20 20 20 20 </text:p>
          </table:table-cell>
        </table:table-row>
        <table:table-row table:style-name="ro1">
          <table:table-cell table:style-name="ce1"/>
          <table:table-cell table:style-name="ce2"/>
          <table:table-cell/>
          <table:table-cell table:style-name="ce10"/>
          <table:table-cell/>
          <table:table-cell table:style-name="ce17"/>
          <table:table-cell/>
          <table:table-cell table:style-name="ce12"/>
          <table:table-cell table:number-columns-repeated="7"/>
          <table:table-cell table:style-name="ce21"/>
          <table:table-cell/>
          <table:table-cell table:style-name="ce32"/>
          <table:table-cell/>
          <table:table-cell table:style-name="ce21"/>
          <table:table-cell/>
          <table:table-cell table:style-name="ce26"/>
          <table:table-cell/>
          <table:table-cell table:style-name="ce23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7"/>
          <table:table-cell/>
          <table:table-cell table:style-name="ce13"/>
          <table:table-cell/>
          <table:table-cell table:style-name="ce18"/>
          <table:table-cell/>
          <table:table-cell table:style-name="ce14"/>
          <table:table-cell/>
          <table:table-cell table:style-name="ce5"/>
          <table:table-cell table:number-columns-repeated="5"/>
          <table:table-cell table:style-name="ce23"/>
          <table:table-cell/>
          <table:table-cell table:style-name="ce25"/>
          <table:table-cell/>
          <table:table-cell table:style-name="ce25"/>
          <table:table-cell table:number-columns-repeated="7"/>
          <table:table-cell office:value-type="string" calcext:value-type="string">
            <text:p>20 20 20 20 20 20 20 3f</text:p>
          </table:table-cell>
          <table:table-cell office:value-type="string" calcext:value-type="string">
            <text:p>3f 21 21 21 21 21 21 21</text:p>
          </table:table-cell>
          <table:table-cell office:value-type="string" calcext:value-type="string">
            <text:p>3f 21 21 21 21 21 21 3f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3"/>
          <table:table-cell/>
          <table:table-cell table:style-name="ce19"/>
          <table:table-cell/>
          <table:table-cell table:style-name="ce15"/>
          <table:table-cell/>
          <table:table-cell table:style-name="ce6"/>
          <table:table-cell table:number-columns-repeated="5"/>
          <table:table-cell table:style-name="ce27"/>
          <table:table-cell/>
          <table:table-cell table:style-name="ce33"/>
          <table:table-cell/>
          <table:table-cell table:style-name="ce26"/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 table:number-rows-repeated="4">
          <table:table-cell table:number-columns-repeated="14"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14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5"/>
          <table:table-cell table:style-name="ce13"/>
          <table:table-cell/>
          <table:table-cell table:style-name="ce34"/>
          <table:table-cell/>
          <table:table-cell table:style-name="ce9"/>
          <table:table-cell/>
          <table:table-cell table:style-name="ce16"/>
          <table:table-cell/>
          <table:table-cell table:style-name="ce28"/>
          <table:table-cell table:number-columns-repeated="8"/>
        </table:table-row>
        <table:table-row table:style-name="ro1">
          <table:table-cell table:number-columns-repeated="15"/>
          <table:table-cell table:style-name="ce13"/>
          <table:table-cell/>
          <table:table-cell table:style-name="ce19"/>
          <table:table-cell/>
          <table:table-cell table:style-name="ce10"/>
          <table:table-cell/>
          <table:table-cell table:style-name="ce17"/>
          <table:table-cell/>
          <table:table-cell table:style-name="ce29"/>
          <table:table-cell table:number-columns-repeated="8"/>
        </table:table-row>
        <table:table-row table:style-name="ro1">
          <table:table-cell table:number-columns-repeated="17"/>
          <table:table-cell table:style-name="ce24" table:number-columns-repeated="2"/>
          <table:table-cell table:style-name="ce35"/>
          <table:table-cell table:number-columns-repeated="12"/>
        </table:table-row>
        <table:table-row table:style-name="ro1">
          <table:table-cell table:number-columns-repeated="15"/>
          <table:table-cell table:style-name="ce13"/>
          <table:table-cell/>
          <table:table-cell table:style-name="ce30"/>
          <table:table-cell/>
          <table:table-cell table:style-name="ce34"/>
          <table:table-cell/>
          <table:table-cell table:style-name="ce13"/>
          <table:table-cell/>
          <table:table-cell table:style-name="ce34"/>
          <table:table-cell table:number-columns-repeated="8"/>
        </table:table-row>
        <table:table-row table:style-name="ro1">
          <table:table-cell table:number-columns-repeated="15"/>
          <table:table-cell table:style-name="ce13"/>
          <table:table-cell/>
          <table:table-cell table:style-name="ce12"/>
          <table:table-cell/>
          <table:table-cell table:style-name="ce19"/>
          <table:table-cell/>
          <table:table-cell table:style-name="ce13"/>
          <table:table-cell/>
          <table:table-cell table:style-name="ce19"/>
          <table:table-cell table:number-columns-repeated="8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4"/>
          <table:table-cell table:style-name="ce21"/>
          <table:table-cell table:style-name="ce28"/>
          <table:table-cell/>
          <table:table-cell table:style-name="ce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8"/>
        </table:table-row>
        <table:table-row table:style-name="ro1">
          <table:table-cell table:number-columns-repeated="14"/>
          <table:table-cell table:style-name="ce21"/>
          <table:table-cell table:style-name="ce29"/>
          <table:table-cell/>
          <table:table-cell table:style-name="ce10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8"/>
        </table:table-row>
        <table:table-row table:style-name="ro1">
          <table:table-cell table:number-columns-repeated="15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8"/>
        </table:table-row>
        <table:table-row table:style-name="ro1">
          <table:table-cell table:number-columns-repeated="15"/>
          <table:table-cell table:style-name="ce5"/>
          <table:table-cell/>
          <table:table-cell table:style-name="ce13"/>
          <table:table-cell/>
          <table:table-cell table:style-name="ce5"/>
          <table:table-cell/>
          <table:table-cell table:style-name="ce34"/>
          <table:table-cell/>
          <table:table-cell table:style-name="ce16"/>
          <table:table-cell table:number-columns-repeated="8"/>
        </table:table-row>
        <table:table-row table:style-name="ro1">
          <table:table-cell table:number-columns-repeated="15"/>
          <table:table-cell table:style-name="ce6"/>
          <table:table-cell/>
          <table:table-cell table:style-name="ce13"/>
          <table:table-cell/>
          <table:table-cell table:style-name="ce6"/>
          <table:table-cell/>
          <table:table-cell table:style-name="ce19"/>
          <table:table-cell/>
          <table:table-cell table:style-name="ce17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4"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15"/>
          <table:table-cell table:style-name="ce13"/>
          <table:table-cell/>
          <table:table-cell table:style-name="ce34"/>
          <table:table-cell/>
          <table:table-cell table:style-name="ce9"/>
          <table:table-cell/>
          <table:table-cell table:style-name="ce16"/>
          <table:table-cell/>
          <table:table-cell table:style-name="ce28"/>
          <table:table-cell table:number-columns-repeated="8"/>
        </table:table-row>
        <table:table-row table:style-name="ro1">
          <table:table-cell table:number-columns-repeated="15"/>
          <table:table-cell table:style-name="ce13"/>
          <table:table-cell/>
          <table:table-cell table:style-name="ce19"/>
          <table:table-cell/>
          <table:table-cell table:style-name="ce10"/>
          <table:table-cell/>
          <table:table-cell table:style-name="ce17"/>
          <table:table-cell/>
          <table:table-cell table:style-name="ce29"/>
          <table:table-cell table:number-columns-repeated="8"/>
        </table:table-row>
        <table:table-row table:style-name="ro1">
          <table:table-cell table:number-columns-repeated="14"/>
          <table:table-cell table:style-name="Default" table:number-columns-repeated="11"/>
          <table:table-cell table:number-columns-repeated="7"/>
        </table:table-row>
        <table:table-row table:style-name="ro1">
          <table:table-cell table:number-columns-repeated="15"/>
          <table:table-cell table:style-name="ce30"/>
          <table:table-cell/>
          <table:table-cell table:style-name="ce14"/>
          <table:table-cell/>
          <table:table-cell table:style-name="ce5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15"/>
          <table:table-cell table:style-name="ce12"/>
          <table:table-cell/>
          <table:table-cell table:style-name="ce15"/>
          <table:table-cell/>
          <table:table-cell table:style-name="ce6"/>
          <table:table-cell/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3:46:45.885708417</meta:creation-date>
    <dc:date>2025-01-25T19:39:59.294980957</dc:date>
    <meta:editing-duration>PT5H25M34S</meta:editing-duration>
    <meta:editing-cycles>20</meta:editing-cycles>
    <meta:generator>LibreOffice/7.4.7.2$Linux_X86_64 LibreOffice_project/40$Build-2</meta:generator>
    <meta:document-statistic meta:table-count="3" meta:cell-count="1255" meta:object-count="0"/>
  </office:meta>
</office:document-meta>
</file>